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en figma :<text:s/><text:a xlink:href="mailto:aubin20061983@gmail.fr" office:target-frame-name="_top" xlink:show="replace"><text:span text:style-name="Lienhypertexte">aubin20061983@gmail.fr</text:span></text:a></text:p>
      <text:p text:style-name="Normal">Mot de passe : j&gt;Dg9%z}7ey%q]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 binet</meta:initial-creator>
    <dc:creator>Aurelie binet</dc:creator>
    <meta:creation-date>2024-03-07T14:42:00Z</meta:creation-date>
    <dc:date>2024-03-07T14:49:00Z</dc:date>
    <meta:template xlink:href="Normal.dotm" xlink:type="simple"/>
    <meta:editing-cycles>1</meta:editing-cycles>
    <meta:editing-duration>PT420S</meta:editing-duration>
    <meta:document-statistic meta:page-count="1" meta:paragraph-count="1" meta:word-count="17" meta:character-count="110" meta:row-count="1" meta:non-whitespace-character-count="94"/>
  </office:meta>
</office:document-meta>
</file>